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4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33ff99"/>
    </style:style>
    <style:style style:name="P7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8" style:family="paragraph">
      <loext:graphic-properties draw:fill-color="#ffff00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00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7" style:family="paragraph">
      <loext:graphic-properties draw:fill-color="#72bf44"/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style:font-name="DejaVu Sans Mono" fo:font-size="12pt" style:font-name-complex="DejaVu Sans Mono"/>
    </style:style>
    <style:style style:name="T13" style:family="text">
      <style:text-properties fo:color="#800000" style:font-name="DejaVu Sans Mono" fo:font-size="12pt" style:font-name-complex="DejaVu Sans Mono"/>
    </style:style>
    <style:style style:name="T14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horizontal-align="justify" draw:textarea-vertical-align="middle" draw:auto-grow-height="false" fo:min-height="18.979cm" fo:min-width="12.5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5" style:family="graphic">
      <style:graphic-properties draw:stroke="none" svg:stroke-color="#000000" draw:fill="none" draw:fill-color="#ffffff" fo:min-height="1.513cm" style:run-through="foreground"/>
    </style:style>
    <style:style style:name="gr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8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10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1" style:family="graphic">
      <style:graphic-properties draw:stroke="none" svg:stroke-color="#000000" draw:fill="none" draw:fill-color="#ffffff" fo:min-height="3.247cm" style:run-through="foreground"/>
    </style:style>
    <style:style style:name="gr12" style:family="graphic">
      <style:graphic-properties draw:stroke="none" svg:stroke-color="#000000" draw:fill="none" draw:fill-color="#ffffff" fo:min-height="1.466cm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5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6" style:family="graphic">
      <style:graphic-properties draw:stroke="none" svg:stroke-color="#000000" draw:fill="none" draw:fill-color="#ffffff" fo:min-height="1.138cm" style:run-through="foreground"/>
    </style:style>
    <style:style style:name="gr17" style:family="graphic">
      <style:graphic-properties draw:fill-color="#33ff99" draw:textarea-horizontal-align="justify" draw:textarea-vertical-align="middle" draw:auto-grow-height="false" fo:min-height="3.507cm" fo:min-width="11.29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00" draw:textarea-horizontal-align="justify" draw:textarea-vertical-align="middle" draw:auto-grow-height="false" fo:min-height="0.741cm" fo:min-width="9.255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0" style:family="graphic">
      <style:graphic-properties draw:fill-color="#ffff00" draw:textarea-horizontal-align="justify" draw:textarea-vertical-align="middle" draw:auto-grow-height="false" fo:min-height="1.554cm" fo:min-width="9.16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423cm" fo:min-width="9.2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6.509cm" style:run-through="foreground"/>
    </style:style>
    <style:style style:name="gr23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4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5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draw:stroke="none" svg:stroke-color="#000000" draw:fill="none" draw:fill-color="#ffffff" fo:min-height="0.496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0.566cm" style:run-through="foreground"/>
    </style:style>
    <style:style style:name="gr30" style:family="graphic">
      <style:graphic-properties draw:stroke="none" svg:stroke-color="#000000" draw:fill="none" draw:fill-color="#ffffff" fo:min-height="1.104cm" style:run-through="foreground"/>
    </style:style>
    <style:style style:name="gr31" style:family="graphic">
      <style:graphic-properties svg:stroke-width="0.051cm" svg:stroke-color="#ed1c2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2" style:family="graphic">
      <style:graphic-properties draw:stroke="none" svg:stroke-color="#000000" draw:fill="none" draw:fill-color="#ffffff" fo:min-height="5.191cm" style:run-through="foreground"/>
    </style:style>
    <style:style style:name="gr33" style:family="graphic">
      <style:graphic-properties draw:stroke="none" svg:stroke-color="#000000" draw:fill="none" draw:fill-color="#ffffff" fo:min-height="0.99cm" style:run-through="foreground"/>
    </style:style>
    <style:style style:name="gr34" style:family="graphic">
      <style:graphic-properties draw:stroke="none" svg:stroke-color="#000000" draw:fill="none" draw:fill-color="#ffffff" fo:min-height="8.398cm" style:run-through="foreground"/>
    </style:style>
    <style:style style:name="gr35" style:family="graphic">
      <style:graphic-properties draw:stroke="none" svg:stroke-color="#000000" draw:fill="none" draw:fill-color="#ffffff" fo:min-height="0.58cm" style:run-through="foreground"/>
    </style:style>
    <style:style style:name="gr36" style:family="graphic">
      <style:graphic-properties draw:stroke="none" svg:stroke-color="#000000" draw:fill="none" draw:fill-color="#ffffff" fo:min-height="0.55cm" style:run-through="foreground"/>
    </style:style>
    <style:style style:name="gr37" style:family="graphic">
      <style:graphic-properties draw:stroke="none" svg:stroke-color="#000000" draw:fill="none" draw:fill-color="#ffffff" fo:min-height="0.603cm" style:run-through="foreground"/>
    </style:style>
    <style:style style:name="gr38" style:family="graphic">
      <style:graphic-properties draw:stroke="none" svg:stroke-color="#000000" draw:fill="none" draw:fill-color="#ffffff" fo:min-height="11.361cm" style:run-through="foreground" style:vertical-pos="from-top" style:vertical-rel="paragraph" style:horizontal-pos="from-left" style:horizontal-rel="paragraph"/>
    </style:style>
    <style:style style:name="gr39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40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41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42" style:family="graphic">
      <style:graphic-properties draw:stroke="none" svg:stroke-color="#000000" draw:fill="none" draw:fill-color="#ffffff" fo:min-height="1.104cm" style:run-through="foreground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58cm" style:run-through="foreground" style:vertical-pos="from-top" style:vertical-rel="paragraph" style:horizontal-pos="from-left" style:horizontal-rel="paragraph"/>
    </style:style>
    <style:style style:name="gr44" style:family="graphic">
      <style:graphic-properties draw:marker-start="Arrow" draw:marker-start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5" style:family="graphic">
      <style:graphic-properties draw:stroke="none" svg:stroke-color="#000000" draw:fill="none" draw:fill-color="#ffffff" fo:min-height="0.55cm" style:run-through="foreground" style:vertical-pos="from-top" style:vertical-rel="paragraph" style:horizontal-pos="from-left" style:horizontal-rel="paragraph"/>
    </style:style>
    <style:style style:name="gr46" style:family="graphic">
      <style:graphic-properties draw:stroke="none" svg:stroke-color="#000000" draw:fill="none" draw:fill-color="#ffffff" fo:min-height="5.928cm" style:run-through="foreground"/>
    </style:style>
    <style:style style:name="gr47" style:family="graphic">
      <style:graphic-properties draw:stroke="none" svg:stroke-color="#000000" draw:fill="none" draw:fill-color="#ffffff" fo:min-height="0.547cm" style:run-through="foreground"/>
    </style:style>
    <style:style style:name="gr48" style:family="graphic">
      <style:graphic-properties draw:stroke="none" svg:stroke-color="#000000" draw:fill="none" draw:fill-color="#ffffff" fo:min-height="0.545cm" style:run-through="foreground"/>
    </style:style>
    <style:style style:name="gr49" style:family="graphic">
      <style:graphic-properties draw:stroke="none" svg:stroke-color="#000000" draw:fill="none" draw:fill-color="#ffffff" fo:min-height="1.087cm" style:run-through="foreground"/>
    </style:style>
    <style:style style:name="gr50" style:family="graphic">
      <style:graphic-properties draw:stroke="none" svg:stroke-color="#000000" draw:fill="none" draw:fill-color="#ffffff" fo:min-height="6.916cm" style:run-through="foreground"/>
    </style:style>
    <style:style style:name="gr51" style:family="graphic">
      <style:graphic-properties draw:stroke="none" svg:stroke-color="#000000" draw:fill="none" draw:fill-color="#ffffff" fo:min-height="0.559cm" style:run-through="foreground"/>
    </style:style>
    <style:style style:name="gr52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53" style:family="graphic">
      <style:graphic-properties draw:stroke="none" svg:stroke-color="#000000" draw:fill="none" draw:fill-color="#ffffff" fo:min-height="0.33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3.893cm" svg:height="20.335cm" svg:x="0.501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4" draw:style-name="gr2" draw:text-style-name="P5" svg:width="6.256cm" svg:height="3.248cm" svg:x="4.533cm" svg:y="1.168cm"><draw:text-box><text:p><text:span text:style-name="T1">Test suite</text:span></text:p></draw:text-box></draw:frame><draw:g text:anchor-type="paragraph" draw:z-index="2" draw:style-name="gr3"><draw:custom-shape draw:name="Shape2" draw:style-name="gr4" draw:text-style-name="P6" svg:width="11.676cm" svg:height="3.885cm" svg:x="1.6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3.263cm"><draw:text-box><text:p><text:span text:style-name="T2">Test routine 1</text:span></text:p></draw:text-box></draw:frame></draw:g><draw:g text:anchor-type="paragraph" draw:z-index="4" draw:style-name="gr3"><draw:custom-shape draw:name="Shape2" draw:style-name="gr4" draw:text-style-name="P6" svg:width="11.676cm" svg:height="3.885cm" svg:x="1.61cm" svg:y="7.3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7.454cm"><draw:text-box><text:p><text:span text:style-name="T2">Test routine 2</text:span></text:p></draw:text-box></draw:frame></draw:g><draw:g text:anchor-type="paragraph" draw:z-index="5" draw:style-name="gr3"><draw:custom-shape draw:name="Shape2" draw:style-name="gr4" draw:text-style-name="P6" svg:width="11.676cm" svg:height="3.885cm" svg:x="1.61cm" svg:y="11.6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11.741cm"><draw:text-box><text:p><text:span text:style-name="T2">Test routine 3</text:span></text:p></draw:text-box></draw:frame></draw:g><draw:custom-shape text:anchor-type="paragraph" draw:z-index="8" draw:name="Shape3" draw:style-name="gr19" draw:text-style-name="P8" svg:width="9.334cm" svg:height="0.819cm" svg:x="2.646cm" svg:y="5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3" draw:style-name="gr19" draw:text-style-name="P8" svg:width="9.334cm" svg:height="0.819cm" svg:x="2.646cm" svg:y="4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0" draw:text-style-name="P8" svg:width="9.334cm" svg:height="1.721cm" svg:x="2.646cm" svg:y="9.1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1" draw:text-style-name="P8" svg:width="9.334cm" svg:height="0.466cm" svg:x="2.646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1" draw:text-style-name="P8" svg:width="9.334cm" svg:height="0.466cm" svg:x="2.646cm" svg:y="14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1" draw:text-style-name="P8" svg:width="9.334cm" svg:height="0.466cm" svg:x="2.646cm" svg:y="14.6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7" draw:text-style-name="P6" svg:width="11.676cm" svg:height="3.885cm" svg:x="1.61cm" svg:y="15.9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Shape4" draw:style-name="gr18" draw:text-style-name="P7" svg:width="7.905cm" svg:height="2.761cm" svg:x="3.665cm" svg:y="15.979cm"><draw:text-box><text:p><text:span text:style-name="T2">Test routines ...</text:span></text:p></draw:text-box></draw:frame><draw:g text:anchor-type="paragraph" draw:z-index="3" draw:style-name="gr6"><draw:custom-shape draw:name="Shape1" draw:style-name="gr7" svg:width="13.893cm" svg:height="23.672cm" svg:x="17.905cm" svg:y="0.0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12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2.2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9.334cm" svg:height="7.891cm" svg:x="20.013cm" svg:y="4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8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5.4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5" svg:width="6.256cm" svg:height="3.248cm" svg:x="21.937cm" svg:y="0.265cm"><draw:text-box><text:p><text:span text:style-name="T1">Test suite</text:span></text:p></draw:text-box></draw:frame><draw:frame draw:name="Shape4" draw:style-name="gr5" draw:text-style-name="P7" svg:width="7.556cm" svg:height="1.514cm" svg:x="21.308cm" svg:y="2.36cm"><draw:text-box><text:p><text:span text:style-name="T2">Test routine 1</text:span></text:p></draw:text-box></draw:frame><draw:frame draw:name="Shape4" draw:style-name="gr12" draw:text-style-name="P7" svg:width="7.266cm" svg:height="1.467cm" svg:x="21.26cm" svg:y="13.266cm"><draw:text-box><text:p><text:span text:style-name="T2">Test routine 2</text:span></text:p></draw:text-box></draw:frame><draw:frame draw:name="Shape4" draw:style-name="gr12" draw:text-style-name="P9" svg:width="4.813cm" svg:height="1.467cm" svg:x="22.593cm" svg:y="4.122cm"><draw:text-box><text:p><text:span text:style-name="T3">Test case</text:span></text:p></draw:text-box></draw:frame><draw:frame draw:name="Shape4" draw:style-name="gr12" draw:text-style-name="P9" svg:width="5.495cm" svg:height="1.467cm" svg:x="21.974cm" svg:y="15.409cm"><draw:text-box><text:p><text:span text:style-name="T3">Test case 1</text:span></text:p></draw:text-box></draw:frame><draw:custom-shape draw:name="Shape5" draw:style-name="gr13" draw:text-style-name="P10" svg:width="7.891cm" svg:height="1.444cm" svg:x="20.734cm" svg:y="5.8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7.6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9.4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9" svg:width="5.495cm" svg:height="1.467cm" svg:x="21.974cm" svg:y="18.934cm"><draw:text-box><text:p><text:span text:style-name="T3">Test case 2</text:span></text:p></draw:text-box></draw:frame><draw:custom-shape draw:name="Shape5" draw:style-name="gr14" draw:text-style-name="P10" svg:width="7.891cm" svg:height="0.659cm" svg:x="20.734cm" svg:y="17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0" svg:width="7.891cm" svg:height="0.659cm" svg:x="20.734cm" svg:y="16.7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5" draw:text-style-name="P10" svg:width="7.891cm" svg:height="1.324cm" svg:x="20.734cm" svg:y="20.399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6" draw:text-style-name="P11" svg:width="5.16cm" svg:height="1.138cm" svg:x="22.117cm" svg:y="6.027cm"><draw:text-box><text:p><text:span text:style-name="T4">Test check 1</text:span></text:p></draw:text-box></draw:frame><draw:frame draw:name="Shape4" draw:style-name="gr16" draw:text-style-name="P11" svg:width="5.16cm" svg:height="1.138cm" svg:x="22.117cm" svg:y="7.789cm"><draw:text-box><text:p><text:span text:style-name="T4">Test check 2</text:span></text:p></draw:text-box></draw:frame><draw:frame draw:name="Shape4" draw:style-name="gr16" draw:text-style-name="P11" svg:width="5.16cm" svg:height="1.138cm" svg:x="22.117cm" svg:y="9.551cm"><draw:text-box><text:p><text:span text:style-name="T4">Test check 3</text:span></text:p></draw:text-box></draw:frame></draw:g></text:p>
      <text:p text:style-name="P4"><draw:g text:anchor-type="paragraph" draw:z-index="28" draw:style-name="gr3"><draw:frame draw:name="Shape5" draw:style-name="gr46" draw:text-style-name="P12" svg:width="12.983cm" svg:height="5.929cm" svg:x="4.14cm" svg:y="0.432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 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29</text:span></text:p><text:p><text:span text:style-name="T9">30 }</text:span></text:p></draw:text-box></draw:frame><draw:polyline draw:name="Shape7" draw:style-name="gr23" draw:text-style-name="P13" svg:width="0.287cm" svg:height="2.013cm" draw:transform="rotate (-3.14159265358979) translate (4.30765277777777cm 3.87879166666667cm)" svg:viewBox="0 0 288 2014" draw:points="25,2014 288,2014 288,1901 288,0 0,0"><text:p/></draw:polyline><draw:line draw:name="Shape6" draw:style-name="gr24" draw:text-style-name="P14" svg:x1="11.281cm" svg:y1="2.113cm" svg:x2="14.345cm" svg:y2="2.002cm"><text:p/></draw:line><draw:line draw:name="Shape6" draw:style-name="gr24" draw:text-style-name="P14" svg:x1="13.284cm" svg:y1="3.706cm" svg:x2="14.785cm" svg:y2="3.217cm"><text:p/></draw:line><draw:line draw:name="Shape9" draw:style-name="gr25" draw:text-style-name="P14" svg:x1="4.809cm" svg:y1="0.298cm" svg:x2="4.807cm" svg:y2="6.36cm"><text:p/></draw:line><draw:polyline draw:name="Shape7" draw:style-name="gr26" draw:text-style-name="P13" svg:width="0.525cm" svg:height="5.916cm" draw:transform="rotate (-3.14159265358979) translate (4.30765277777777cm 6.30484077892328cm)" svg:viewBox="0 0 526 5917" draw:points="46,5917 526,5917 526,5584 526,0 0,0"><text:p/></draw:polyline><draw:frame draw:name="Shape8" draw:style-name="gr30" draw:text-style-name="P16" svg:width="3.361cm" svg:height="1.105cm" svg:x="0.161cm" svg:y="0.273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47" draw:text-style-name="P15" svg:width="8.125cm" svg:height="0.548cm" svg:x="14.494cm" svg:y="1.756cm"><draw:text-box><text:p><text:span text:style-name="T11">opening of test case 'trivial'</text:span></text:p></draw:text-box></draw:frame><draw:frame draw:name="Shape8" draw:style-name="gr48" draw:text-style-name="P19" svg:width="7.552cm" svg:height="0.546cm" svg:x="14.886cm" svg:y="2.76cm"><draw:text-box><text:p><text:span text:style-name="T11">test check </text:span></text:p></draw:text-box></draw:frame><draw:polyline draw:name="Shape7" draw:style-name="gr23" draw:text-style-name="P13" svg:width="0.287cm" svg:height="2.013cm" svg:x="13.358cm" svg:y="1.918cm" svg:viewBox="0 0 288 2014" draw:points="25,2014 288,2014 288,1901 288,0 0,0"><text:p/></draw:polyline><draw:polyline draw:name="Shape7" draw:style-name="gr23" draw:text-style-name="P13" svg:width="0.287cm" svg:height="1.008cm" draw:transform="rotate (-3.14159265358979) translate (4.30765277777777cm 5.35516666666667cm)" svg:viewBox="0 0 288 1009" draw:points="25,1009 288,1009 288,952 288,0 0,0"><text:p/></draw:polyline><draw:polyline draw:name="Shape7" draw:style-name="gr23" draw:text-style-name="P13" svg:width="0.287cm" svg:height="1.008cm" svg:x="15.838cm" svg:y="4.415cm" svg:viewBox="0 0 288 1009" draw:points="25,1009 288,1009 288,952 288,0 0,0"><text:p/></draw:polyline><draw:line draw:name="Shape6" draw:style-name="gr24" draw:text-style-name="P14" svg:x1="10.64cm" svg:y1="4.628cm" svg:x2="16.946cm" svg:y2="4.076cm"><text:p/></draw:line><draw:frame draw:name="Shape8" draw:style-name="gr49" draw:text-style-name="P21" svg:width="8.459cm" svg:height="1.087cm" svg:x="17.124cm" svg:y="3.677cm"><draw:text-box><text:p text:style-name="P20"><text:span text:style-name="T11">opening of test case 'empty'</text:span></text:p><text:p text:style-name="P20"><text:span text:style-name="T11">it closes the test case 'trivial'</text:span></text:p></draw:text-box></draw:frame><draw:line draw:name="Shape6" draw:style-name="gr24" draw:text-style-name="P14" svg:x1="14.545cm" svg:y1="5.422cm" svg:x2="16.662cm" svg:y2="5.575cm"><text:p/></draw:line><draw:frame draw:name="Shape8" draw:style-name="gr48" draw:text-style-name="P19" svg:width="7.552cm" svg:height="0.546cm" svg:x="16.782cm" svg:y="5.429cm"><draw:text-box><text:p><text:span text:style-name="T11">test check </text:span></text:p></draw:text-box></draw:fram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9" draw:style-name="gr3"><draw:frame draw:name="Shape5" draw:style-name="gr50" draw:text-style-name="P12" svg:width="13.5cm" svg:height="6.917cm" svg:x="4.021cm" svg:y="0.50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expected )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2">);</text:span></text:p><text:p><text:span text:style-name="T12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2">);</text:span></text:p><text:p><text:span text:style-name="T9">31</text:span></text:p><text:p><text:span text:style-name="T9">32 }</text:span></text:p></draw:text-box></draw:frame><draw:polyline draw:name="Shape7" draw:style-name="gr23" draw:text-style-name="P13" svg:width="0.287cm" svg:height="2.51cm" draw:transform="rotate (-3.14159265358979) translate (4.18847222222222cm 4.44829166666667cm)" svg:viewBox="0 0 288 2511" draw:points="25,2511 288,2511 288,2370 288,0 0,0"><text:p/></draw:polyline><draw:line draw:name="Shape6" draw:style-name="gr24" draw:text-style-name="P14" svg:x1="11.619cm" svg:y1="2.282cm" svg:x2="14.249cm" svg:y2="2.016cm"><text:p/></draw:line><draw:line draw:name="Shape6" draw:style-name="gr24" draw:text-style-name="P14" svg:x1="11.843cm" svg:y1="3.49cm" svg:x2="14.57cm" svg:y2="2.889cm"><text:p/></draw:line><draw:line draw:name="Shape9" draw:style-name="gr25" draw:text-style-name="P14" svg:x1="4.69cm" svg:y1="0.372cm" svg:x2="4.688cm" svg:y2="7.422cm"><text:p/></draw:line><draw:polyline draw:name="Shape7" draw:style-name="gr26" draw:text-style-name="P13" svg:width="0.525cm" svg:height="6.958cm" draw:transform="rotate (-3.14159265358979) translate (4.18847222222222cm 7.42124290604949cm)" svg:viewBox="0 0 526 6959" draw:points="46,6959 526,6959 526,6567 526,0 0,0"><text:p/></draw:polyline><draw:frame draw:name="Shape8" draw:style-name="gr30" draw:text-style-name="P16" svg:width="3.361cm" svg:height="1.105cm" svg:x="0.042cm" svg:y="0.34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51" draw:text-style-name="P15" svg:width="8.415cm" svg:height="0.56cm" svg:x="14.25cm" svg:y="1.455cm"><draw:text-box><text:p><text:span text:style-name="T11">opening of test case 'trivial'</text:span></text:p></draw:text-box></draw:frame><draw:frame draw:name="Shape8" draw:style-name="gr28" draw:text-style-name="P22" svg:width="3.01cm" svg:height="0.553cm" svg:x="14.571cm" svg:y="2.453cm"><draw:text-box><text:p><text:span text:style-name="T14">test check </text:span></text:p></draw:text-box></draw:frame><draw:polyline draw:name="Shape7" draw:style-name="gr23" draw:text-style-name="P13" svg:width="0.287cm" svg:height="2.457cm" svg:x="13.238cm" svg:y="1.992cm" svg:viewBox="0 0 288 2458" draw:points="25,2458 288,2458 288,2320 288,0 0,0"><text:p/></draw:polyline><draw:frame draw:name="Shape8" draw:style-name="gr27" draw:text-style-name="P15" svg:width="8.333cm" svg:height="0.496cm" svg:x="14.338cm" svg:y="3.429cm"><draw:text-box><text:p><text:span text:style-name="T11">closing of test case 'trivial'</text:span></text:p></draw:text-box></draw:frame><draw:line draw:name="Shape6" draw:style-name="gr24" draw:text-style-name="P14" svg:x1="11.73cm" svg:y1="4.227cm" svg:x2="14.418cm" svg:y2="4.066cm"><text:p/></draw:line><draw:polyline draw:name="Shape7" draw:style-name="gr23" draw:text-style-name="P13" svg:width="0.287cm" svg:height="1.478cm" draw:transform="rotate (-3.14159265358979) translate (4.18847222222222cm 6.41679166666667cm)" svg:viewBox="0 0 288 1479" draw:points="25,1479 288,1479 288,1396 288,0 0,0"><text:p/></draw:polyline><draw:line draw:name="Shape6" draw:style-name="gr24" draw:text-style-name="P14" svg:x1="11.619cm" svg:y1="5.143cm" svg:x2="17.189cm" svg:y2="5.136cm"><text:p/></draw:line><draw:line draw:name="Shape6" draw:style-name="gr24" draw:text-style-name="P14" svg:x1="15.901cm" svg:y1="5.697cm" svg:x2="17.52cm" svg:y2="5.889cm"><text:p/></draw:line><draw:frame draw:name="Shape8" draw:style-name="gr51" draw:text-style-name="P15" svg:width="8.415cm" svg:height="0.56cm" svg:x="17.399cm" svg:y="4.864cm"><draw:text-box><text:p><text:span text:style-name="T11">opening of test case 'trivial'</text:span></text:p></draw:text-box></draw:frame><draw:frame draw:name="Shape8" draw:style-name="gr28" draw:text-style-name="P22" svg:width="3.01cm" svg:height="0.553cm" svg:x="17.66cm" svg:y="5.619cm"><draw:text-box><text:p><text:span text:style-name="T14">test check </text:span></text:p></draw:text-box></draw:frame><draw:frame draw:name="Shape8" draw:style-name="gr27" draw:text-style-name="P15" svg:width="8.333cm" svg:height="0.496cm" svg:x="17.529cm" svg:y="6.434cm"><draw:text-box><text:p><text:span text:style-name="T11">closing of test case 'trivial'</text:span></text:p></draw:text-box></draw:frame><draw:line draw:name="Shape6" draw:style-name="gr24" draw:text-style-name="P14" svg:x1="11.019cm" svg:y1="6.2cm" svg:x2="17.321cm" svg:y2="6.754cm"><text:p/></draw:line><draw:polyline draw:name="Shape7" draw:style-name="gr23" draw:text-style-name="P13" svg:width="0.287cm" svg:height="1.478cm" svg:x="16cm" svg:y="4.937cm" svg:viewBox="0 0 288 1479" draw:points="25,1479 288,1479 288,1396 288,0 0,0"><text:p/></draw:poly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polyline text:anchor-type="paragraph" draw:z-index="20" draw:name="Shape7" draw:style-name="gr41" draw:text-style-name="P13" svg:width="0.525cm" svg:height="11.364cm" draw:transform="rotate (-3.14159265358979) translate (3.90801388888888cm 11.7153402627771cm)" svg:viewBox="0 0 526 11365" draw:points="46,11365 526,11365 526,10726 526,0 0,0"><text:p/></draw:polyline><draw:frame text:anchor-type="paragraph" draw:z-index="21" draw:name="Shape8" draw:style-name="gr42" draw:text-style-name="P16" svg:width="3.361cm" svg:height="1.105cm" svg:x="0.072cm" svg:y="0.233cm"><draw:text-box><text:p text:style-name="P14"><text:span text:style-name="T11">t</text:span><text:span text:style-name="T11">e</text:span><text:span text:style-name="T11">s</text:span><text:span text:style-name="T11">t</text:span><text:span text:style-name="T11"> </text:span><text:span text:style-name="T11">r</text:span><text:span text:style-name="T11">o</text:span><text:span text:style-name="T11">u</text:span><text:span text:style-name="T11">t</text:span><text:span text:style-name="T11">i</text:span><text:span text:style-name="T11">n</text:span><text:span text:style-name="T11">e</text:span></text:p><text:p text:style-name="P14"><text:span text:style-name="T11">'</text:span><text:span text:style-name="T11">j</text:span><text:span text:style-name="T11">o</text:span><text:span text:style-name="T11">i</text:span><text:span text:style-name="T11">n</text:span><text:span text:style-name="T11">T</text:span><text:span text:style-name="T11">w</text:span><text:span text:style-name="T11">o</text:span><text:span text:style-name="T11">'</text:span></text:p></draw:text-box></draw:frame><draw:frame text:anchor-type="paragraph" draw:z-index="23" draw:name="Shape8" draw:style-name="gr43" draw:text-style-name="P15" svg:width="7.564cm" svg:height="0.581cm" svg:x="18.32cm" svg:y="5.413cm"><draw:text-box><text:p><text:span text:style-name="T11">closing of test case </text:span><text:span text:style-name="T11">'string'</text:span></text:p></draw:text-box></draw:frame><draw:frame text:anchor-type="paragraph" draw:z-index="25" draw:name="Shape8" draw:style-name="gr45" draw:text-style-name="P15" svg:width="7.088cm" svg:height="0.551cm" svg:x="18.914cm" svg:y="2.441cm"><draw:text-box><text:p><text:span text:style-name="T11">inner test case 'trivial'</text:span></text:p></draw:text-box></draw:frame><draw:frame text:anchor-type="paragraph" draw:z-index="26" draw:name="Shape8" draw:style-name="gr45" draw:text-style-name="P15" svg:width="7.088cm" svg:height="0.551cm" svg:x="18.909cm" svg:y="3.859cm"><draw:text-box><text:p><text:span text:style-name="T11">i</text:span><text:span text:style-name="T11">n</text:span><text:span text:style-name="T11">n</text:span><text:span text:style-name="T11">e</text:span><text:span text:style-name="T11">r</text:span><text:span text:style-name="T11"> </text:span><text:span text:style-name="T11">t</text:span><text:span text:style-name="T11">e</text:span><text:span text:style-name="T11">s</text:span><text:span text:style-name="T11">t</text:span><text:span text:style-name="T11"> </text:span><text:span text:style-name="T11">c</text:span><text:span text:style-name="T11">a</text:span><text:span text:style-name="T11">s</text:span><text:span text:style-name="T11">e</text:span><text:span text:style-name="T11"> </text:span><text:span text:style-name="T11">'</text:span><text:span text:style-name="T11">e</text:span><text:span text:style-name="T11">m</text:span><text:span text:style-name="T11">p</text:span><text:span text:style-name="T11">t</text:span><text:span text:style-name="T11">y</text:span><text:span text:style-name="T11">'</text:span></text:p></draw:text-box></draw:frame><draw:frame text:anchor-type="paragraph" draw:z-index="17" draw:name="Shape5" draw:style-name="gr38" draw:text-style-name="P12" svg:width="13.86cm" svg:height="11.362cm" svg:x="4.052cm" svg:y="0.392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5">23</text:span></text:p><text:p><text:span text:style-name="T9">24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25 <text:s text:c="4"/></text:span><text:span text:style-name="T8">test</text:span><text:span text:style-name="T9">.identical( Join.join( </text:span><text:span text:style-name="T10">'a</text:span><text:span text:style-name="T10">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6</text:span></text:p><text:p><text:span text:style-name="T9">27 <text:s text:c="4"/></text:span><text:span text:style-name="T8">test</text:span><text:span text:style-name="T9">.case = </text:span><text:span text:style-name="T13">'empty'</text:span><text:span text:style-name="T9">;</text:span></text:p><text:p><text:span text:style-name="T9">28 <text:s text:c="4"/></text:span><text:span text:style-name="T8">test</text:span><text:span text:style-name="T9">.identical( Join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9</text:span></text:p><text:p><text:span text:style-name="T9">30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31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12">32</text:span></text:p><text:p><text:span text:style-name="T9">33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34 <text:s text:c="4"/></text:span><text:span text:style-name="T8">test</text:span><text:span text:style-name="T9">.identical( Join.join( </text:span><text:span text:style-name="T10">'1</text:span><text:span text:style-name="T10">'</text:span><text:span text:style-name="T9">, </text:span><text:span text:style-name="T10">'2'</text:span><text:span text:style-name="T9"> ), </text:span><text:span text:style-name="T10">'12'</text:span><text:span text:style-name="T9"> );</text:span></text:p><text:p><text:span text:style-name="T9">35</text:span></text:p><text:p><text:span text:style-name="T9">36 <text:s text:c="4"/></text:span><text:span text:style-name="T8">test</text:span><text:span text:style-name="T9">.case = </text:span><text:span text:style-name="T13">'zeroes'</text:span><text:span text:style-name="T9">;</text:span></text:p><text:p><text:span text:style-name="T9">37 <text:s text:c="4"/></text:span><text:span text:style-name="T8">test</text:span><text:span text:style-name="T9">.identical( Join.join( </text:span><text:span text:style-name="T10">'0</text:span><text:span text:style-name="T10">'</text:span><text:span text:style-name="T9">, </text:span><text:span text:style-name="T10">'0'</text:span><text:span text:style-name="T9"> ), </text:span><text:span text:style-name="T10">'00'</text:span><text:span text:style-name="T9"> );</text:span></text:p><text:p><text:span text:style-name="T9">38</text:span></text:p><text:p><text:span text:style-name="T9">39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40</text:span></text:p><text:p><text:span text:style-name="T12">41 }</text:span></text:p></draw:text-box></draw:frame><draw:line text:anchor-type="paragraph" draw:z-index="19" draw:name="Shape9" draw:style-name="gr40" draw:text-style-name="P18" svg:x1="4.738cm" svg:y1="0.265cm" svg:x2="4.632cm" svg:y2="11.753cm"><text:p/></draw:line></text:p>
      <text:p text:style-name="P2"/>
      <text:p text:style-name="P2"><draw:frame text:anchor-type="paragraph" draw:z-index="22" draw:name="Shape8" draw:style-name="gr43" draw:text-style-name="P15" svg:width="7.43cm" svg:height="0.581cm" svg:x="18.445cm" svg:y="0.429cm"><draw:text-box><text:p><text:span text:style-name="T11">o</text:span><text:span text:style-name="T11">p</text:span><text:span text:style-name="T11">e</text:span><text:span text:style-name="T11">n</text:span><text:span text:style-name="T11">i</text:span><text:span text:style-name="T11">n</text:span><text:span text:style-name="T11">g</text:span><text:span text:style-name="T11"> </text:span><text:span text:style-name="T11">o</text:span><text:span text:style-name="T11">f</text:span><text:span text:style-name="T11"> </text:span><text:span text:style-name="T11">t</text:span><text:span text:style-name="T11">e</text:span><text:span text:style-name="T11">s</text:span><text:span text:style-name="T11">t</text:span><text:span text:style-name="T11"> </text:span><text:span text:style-name="T11">c</text:span><text:span text:style-name="T11">a</text:span><text:span text:style-name="T11">s</text:span><text:span text:style-name="T11">e</text:span><text:span text:style-name="T11"> </text:span><text:span text:style-name="T11">'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1">'</text:span></text:p></draw:text-box></draw:frame></text:p>
      <text:p text:style-name="P2"><draw:polyline text:anchor-type="paragraph" draw:z-index="18" draw:name="Shape7" draw:style-name="gr39" draw:text-style-name="P13" svg:width="0.287cm" svg:height="4.35cm" draw:transform="rotate (-3.14159265358979) translate (3.90801388888888cm 4.69370833333349cm)" svg:viewBox="0 0 288 4351" draw:points="25,4351 288,4351 288,4107 288,0 0,0"><text:p/></draw:polyline><draw:polyline text:anchor-type="paragraph" draw:z-index="30" draw:name="Shape7" draw:style-name="gr39" draw:text-style-name="P13" svg:width="0.287cm" svg:height="4.299cm" draw:transform="rotate (-3.14159265358979) translate (3.90801388888888cm 9.28863888888904cm)" svg:viewBox="0 0 288 4300" draw:points="25,4300 288,4300 288,4059 288,0 0,0"><text:p/></draw:polyline><draw:polyline text:anchor-type="paragraph" draw:z-index="31" draw:name="Shape7" draw:style-name="gr39" draw:text-style-name="P13" svg:width="0.287cm" svg:height="4.35cm" svg:x="17.622cm" svg:y="4.937cm" svg:viewBox="0 0 288 4351" draw:points="25,4351 288,4351 288,4107 288,0 0,0"><text:p/></draw:polyline><draw:polyline text:anchor-type="paragraph" draw:z-index="32" draw:name="Shape7" draw:style-name="gr39" draw:text-style-name="P13" svg:width="0.287cm" svg:height="4.299cm" svg:x="17.622cm" svg:y="0.342cm" svg:viewBox="0 0 288 4300" draw:points="25,4300 288,4300 288,4059 288,0 0,0"><text:p/></draw:polyline><draw:polyline text:anchor-type="paragraph" draw:z-index="33" draw:name="Shape7" draw:style-name="gr52" draw:text-style-name="P13" svg:width="0.231cm" svg:height="0.914cm" draw:transform="rotate (-3.14159265358979) translate (4.14099627371273cm 6.7821527777778cm)" svg:viewBox="0 0 232 915" draw:points="20,915 232,915 232,864 232,0 0,0"><text:p/></draw:polyline><draw:polyline text:anchor-type="paragraph" draw:z-index="34" draw:name="Shape7" draw:style-name="gr52" draw:text-style-name="P13" svg:width="0.231cm" svg:height="0.914cm" draw:transform="rotate (-3.14159265358979) translate (4.14099627371273cm 8.21795833333336cm)" svg:viewBox="0 0 232 915" draw:points="20,915 232,915 232,864 232,0 0,0"><text:p/></draw:polyline><draw:polyline text:anchor-type="paragraph" draw:z-index="35" draw:name="Shape7" draw:style-name="gr52" draw:text-style-name="P13" svg:width="0.231cm" svg:height="0.914cm" draw:transform="rotate (-3.14159265358979) translate (4.14099627371273cm 2.34597222222225cm)" svg:viewBox="0 0 232 915" draw:points="20,915 232,915 232,864 232,0 0,0"><text:p/></draw:polyline><draw:polyline text:anchor-type="paragraph" draw:z-index="36" draw:name="Shape7" draw:style-name="gr52" draw:text-style-name="P13" svg:width="0.231cm" svg:height="0.914cm" draw:transform="rotate (-3.14159265358979) translate (4.14099627371273cm 3.7817777777778cm)" svg:viewBox="0 0 232 915" draw:points="20,915 232,915 232,864 232,0 0,0"><text:p/></draw:polyline><draw:line text:anchor-type="paragraph" draw:z-index="24" draw:name="Shape6" draw:style-name="gr44" draw:text-style-name="P14" svg:x1="11.507cm" svg:y1="4.555cm" svg:x2="18.207cm" svg:y2="4.204cm"><text:p/></draw:line><draw:frame text:anchor-type="paragraph" draw:z-index="37" draw:name="Shape8" draw:style-name="gr53" draw:text-style-name="P23" svg:width="7.43cm" svg:height="0.496cm" svg:x="18.339cm" svg:y="4.77cm"><draw:text-box><text:p><text:span text:style-name="T11">opening of test case 'number'</text:span></text:p></draw:text-box></draw:frame><draw:line text:anchor-type="paragraph" draw:z-index="38" draw:name="Shape6" draw:style-name="gr44" draw:text-style-name="P14" svg:x1="11.112cm" svg:y1="5.04cm" svg:x2="18.207cm" svg:y2="5.04cm"><text:p/></draw:line><draw:frame text:anchor-type="paragraph" draw:z-index="39" draw:name="Shape8" draw:style-name="gr43" draw:text-style-name="P15" svg:width="7.564cm" svg:height="0.581cm" svg:x="18.346cm" svg:y="8.565cm"><draw:text-box><text:p><text:span text:style-name="T11">c</text:span><text:span text:style-name="T11">l</text:span><text:span text:style-name="T11">o</text:span><text:span text:style-name="T11">s</text:span><text:span text:style-name="T11">i</text:span><text:span text:style-name="T11">n</text:span><text:span text:style-name="T11">g</text:span><text:span text:style-name="T11"> </text:span><text:span text:style-name="T11">o</text:span><text:span text:style-name="T11">f</text:span><text:span text:style-name="T11"> </text:span><text:span text:style-name="T11">t</text:span><text:span text:style-name="T11">e</text:span><text:span text:style-name="T11">s</text:span><text:span text:style-name="T11">t</text:span><text:span text:style-name="T11"> </text:span><text:span text:style-name="T11">c</text:span><text:span text:style-name="T11">a</text:span><text:span text:style-name="T11">s</text:span><text:span text:style-name="T11">e</text:span><text:span text:style-name="T11"> </text:span><text:span text:style-name="T11">'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'</text:span></text:p></draw:text-box></draw:frame><draw:line text:anchor-type="paragraph" draw:z-index="40" draw:name="Shape6" draw:style-name="gr44" draw:text-style-name="P14" svg:x1="11.503cm" svg:y1="8.936cm" svg:x2="18.212cm" svg:y2="8.819cm"><text:p/></draw:line><draw:line text:anchor-type="paragraph" draw:z-index="41" draw:name="Shape6" draw:style-name="gr44" draw:text-style-name="P14" svg:x1="11.599cm" svg:y1="1.567cm" svg:x2="18.787cm" svg:y2="1.191cm"><text:p/></draw:line><draw:frame text:anchor-type="paragraph" draw:z-index="42" draw:name="Shape8" draw:style-name="gr45" draw:text-style-name="P15" svg:width="7.088cm" svg:height="0.551cm" svg:x="18.967cm" svg:y="5.68cm"><draw:text-box><text:p><text:span text:style-name="T11">i</text:span><text:span text:style-name="T11">n</text:span><text:span text:style-name="T11">n</text:span><text:span text:style-name="T11">e</text:span><text:span text:style-name="T11">r</text:span><text:span text:style-name="T11"> </text:span><text:span text:style-name="T11">t</text:span><text:span text:style-name="T11">e</text:span><text:span text:style-name="T11">s</text:span><text:span text:style-name="T11">t</text:span><text:span text:style-name="T11"> </text:span><text:span text:style-name="T11">c</text:span><text:span text:style-name="T11">a</text:span><text:span text:style-name="T11">s</text:span><text:span text:style-name="T11">e</text:span><text:span text:style-name="T11"> </text:span><text:span text:style-name="T11">'</text:span><text:span text:style-name="T11">t</text:span><text:span text:style-name="T11">r</text:span><text:span text:style-name="T11">i</text:span><text:span text:style-name="T11">v</text:span><text:span text:style-name="T11">i</text:span><text:span text:style-name="T11">a</text:span><text:span text:style-name="T11">l</text:span><text:span text:style-name="T11">'</text:span></text:p></draw:text-box></draw:frame><draw:frame text:anchor-type="paragraph" draw:z-index="43" draw:name="Shape8" draw:style-name="gr45" draw:text-style-name="P15" svg:width="7.088cm" svg:height="0.551cm" svg:x="18.935cm" svg:y="7.071cm"><draw:text-box><text:p><text:span text:style-name="T11">i</text:span><text:span text:style-name="T11">n</text:span><text:span text:style-name="T11">n</text:span><text:span text:style-name="T11">e</text:span><text:span text:style-name="T11">r</text:span><text:span text:style-name="T11"> </text:span><text:span text:style-name="T11">t</text:span><text:span text:style-name="T11">e</text:span><text:span text:style-name="T11">s</text:span><text:span text:style-name="T11">t</text:span><text:span text:style-name="T11"> </text:span><text:span text:style-name="T11">c</text:span><text:span text:style-name="T11">a</text:span><text:span text:style-name="T11">s</text:span><text:span text:style-name="T11">e</text:span><text:span text:style-name="T11"> </text:span><text:span text:style-name="T11">'</text:span><text:span text:style-name="T11">z</text:span><text:span text:style-name="T11">e</text:span><text:span text:style-name="T11">r</text:span><text:span text:style-name="T11">o</text:span><text:span text:style-name="T11">e</text:span><text:span text:style-name="T11">s</text:span><text:span text:style-name="T11">'</text:span></text:p></draw:text-box></draw:frame><draw:line text:anchor-type="paragraph" draw:z-index="44" draw:name="Shape6" draw:style-name="gr44" draw:text-style-name="P14" svg:x1="11.012cm" svg:y1="7.452cm" svg:x2="18.814cm" svg:y2="7.355cm"><text:p/></draw:line><draw:line text:anchor-type="paragraph" draw:z-index="45" draw:name="Shape6" draw:style-name="gr44" draw:text-style-name="P14" svg:x1="11.598cm" svg:y1="6.013cm" svg:x2="18.814cm" svg:y2="5.9cm"><text:p/></draw:line><draw:line text:anchor-type="paragraph" draw:z-index="46" draw:name="Shape6" draw:style-name="gr44" draw:text-style-name="P14" svg:x1="11.599cm" svg:y1="0.583cm" svg:x2="18.258cm" svg:y2="0.191cm"><text:p/></draw:line><draw:line text:anchor-type="paragraph" draw:z-index="27" draw:name="Shape6" draw:style-name="gr44" draw:text-style-name="P14" svg:x1="11.017cm" svg:y1="3.101cm" svg:x2="18.76cm" svg:y2="2.619cm"><text:p/></draw:line> </text:p>
      <text:p text:style-name="P3"><draw:g text:anchor-type="paragraph" draw:z-index="16" draw:style-name="gr3"><draw:frame draw:name="Shape5" draw:style-name="gr34" draw:text-style-name="P12" svg:width="14.652cm" svg:height="8.399cm" svg:x="4.152cm" svg:y="17.2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9">23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24 <text:s text:c="2"/></text:span><text:span text:style-name="T8">test</text:span><text:span text:style-name="T9">.identical( Hello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5 <text:s text:c="2"/></text:span><text:span text:style-name="T8">test</text:span><text:span text:style-name="T9">.case = </text:span><text:span text:style-name="T13">'empty'</text:span><text:span text:style-name="T9">;</text:span></text:p><text:p><text:span text:style-name="T9">26 <text:s text:c="2"/></text:span><text:span text:style-name="T8">test</text:span><text:span text:style-name="T9">.identical( Hello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7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28</text:span></text:p><text:p><text:span text:style-name="T12">29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9">30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31 <text:s text:c="2"/></text:span><text:span text:style-name="T8">test</text:span><text:span text:style-name="T9">.identical( Hello.join( </text:span><text:span text:style-name="T5">1, 3</text:span><text:span text:style-name="T9"> ), </text:span><text:span text:style-name="T10">'13'</text:span><text:span text:style-name="T9"> );</text:span></text:p><text:p><text:span text:style-name="T9">32 <text:s text:c="2"/></text:span><text:span text:style-name="T8">test</text:span><text:span text:style-name="T9">.case = </text:span><text:span text:style-name="T13">'zeroes'</text:span><text:span text:style-name="T9">;</text:span></text:p><text:p><text:span text:style-name="T9">33 <text:s text:c="2"/></text:span><text:span text:style-name="T8">test</text:span><text:span text:style-name="T9">.identical( Hello.join( 0</text:span><text:span text:style-name="T12">, 0</text:span><text:span text:style-name="T9"> ), </text:span><text:span text:style-name="T10">'00'</text:span><text:span text:style-name="T9"> );</text:span></text:p><text:p><text:span text:style-name="T9">34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35 }</text:span></text:p></draw:text-box></draw:frame><draw:polyline draw:name="Shape7" draw:style-name="gr23" draw:text-style-name="P13" svg:width="0.287cm" svg:height="2.978cm" draw:transform="rotate (-3.14159265358979) translate (4.31999999999999cm 21.6676111111112cm)" svg:viewBox="0 0 288 2979" draw:points="25,2979 288,2979 288,2812 288,0 0,0"><text:p/></draw:polyline><draw:line draw:name="Shape6" draw:style-name="gr24" draw:text-style-name="P14" svg:x1="11.924cm" svg:y1="18.978cm" svg:x2="15.556cm" svg:y2="18.184cm"><text:p/></draw:line><draw:line draw:name="Shape9" draw:style-name="gr25" draw:text-style-name="P14" svg:x1="4.821cm" svg:y1="17.124cm" svg:x2="4.819cm" svg:y2="25.816cm"><text:p/></draw:line><draw:polyline draw:name="Shape7" draw:style-name="gr26" draw:text-style-name="P13" svg:width="0.525cm" svg:height="8.489cm" draw:transform="rotate (-3.14159265358979) translate (4.31999999999999cm 25.7028466990483cm)" svg:viewBox="0 0 526 8490" draw:points="46,8490 526,8490 526,8013 526,0 0,0"><text:p/></draw:polyline><draw:frame draw:name="Shape8" draw:style-name="gr30" draw:text-style-name="P16" svg:width="3.361cm" svg:height="1.105cm" svg:x="0.173cm" svg:y="17.0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5" draw:text-style-name="P15" svg:width="7.43cm" svg:height="0.581cm" svg:x="15.82cm" svg:y="17.753cm"><draw:text-box><text:p><text:span text:style-name="T11">opening of test case 'string'</text:span></text:p></draw:text-box></draw:frame><draw:frame draw:name="Shape8" draw:style-name="gr35" draw:text-style-name="P15" svg:width="7.564cm" svg:height="0.581cm" svg:x="18.173cm" svg:y="20.902cm"><draw:text-box><text:p><text:span text:style-name="T11">closing of test case 'string'</text:span></text:p></draw:text-box></draw:frame><draw:line draw:name="Shape6" draw:style-name="gr24" draw:text-style-name="P14" svg:x1="11.608cm" svg:y1="21.481cm" svg:x2="17.984cm" svg:y2="21.216cm"><text:p/></draw:line><draw:polyline draw:name="Shape7" draw:style-name="gr23" draw:text-style-name="P13" svg:width="0.287cm" svg:height="2.978cm" draw:transform="rotate (-3.14159265358979) translate (4.31999999999999cm 25.1865694444444cm)" svg:viewBox="0 0 288 2979" draw:points="25,2979 288,2979 288,2812 288,0 0,0"><text:p/></draw:polyline><draw:polyline draw:name="Shape7" draw:style-name="gr23" draw:text-style-name="P13" svg:width="0.287cm" svg:height="2.978cm" svg:x="16.217cm" svg:y="22.208cm" svg:viewBox="0 0 288 2979" draw:points="25,2979 288,2979 288,2812 288,0 0,0"><text:p/></draw:polyline><draw:polyline draw:name="Shape7" draw:style-name="gr23" draw:text-style-name="P13" svg:width="0.287cm" svg:height="2.978cm" svg:x="17.229cm" svg:y="18.689cm" svg:viewBox="0 0 288 2979" draw:points="25,2979 288,2979 288,2812 288,0 0,0"><text:p/></draw:polyline><draw:frame draw:name="Shape8" draw:style-name="gr36" draw:text-style-name="P15" svg:width="4.652cm" svg:height="0.551cm" svg:x="19.234cm" svg:y="19.669cm"><draw:text-box><text:p><text:span text:style-name="T11">inner test cases</text:span></text:p></draw:text-box></draw:frame><draw:line draw:name="Shape6" draw:style-name="gr24" draw:text-style-name="P14" svg:x1="11.344cm" svg:y1="20.347cm" svg:x2="18.996cm" svg:y2="20.089cm"><text:p/></draw:line><draw:line draw:name="Shape6" draw:style-name="gr24" draw:text-style-name="P14" svg:x1="11.264cm" svg:y1="19.498cm" svg:x2="18.995cm" svg:y2="19.763cm"><text:p/></draw:line><draw:line draw:name="Shape6" draw:style-name="gr24" draw:text-style-name="P14" svg:x1="11.185cm" svg:y1="22.488cm" svg:x2="17.323cm" svg:y2="22.409cm"><text:p/></draw:line><draw:frame draw:name="Shape8" draw:style-name="gr37" draw:text-style-name="P15" svg:width="7.534cm" svg:height="0.604cm" svg:x="17.5cm" svg:y="22.122cm"><draw:text-box><text:p><text:span text:style-name="T11">opening of test case 'number'</text:span></text:p></draw:text-box></draw:frame><draw:frame draw:name="Shape8" draw:style-name="gr27" draw:text-style-name="P15" svg:width="7.61cm" svg:height="0.496cm" svg:x="17.687cm" svg:y="24.638cm"><draw:text-box><text:p><text:span text:style-name="T11">closing of test case 'number'</text:span></text:p></draw:text-box></draw:frame><draw:line draw:name="Shape6" draw:style-name="gr24" draw:text-style-name="P14" svg:x1="11.337cm" svg:y1="24.894cm" svg:x2="17.489cm" svg:y2="24.894cm"><text:p/></draw:line><draw:line draw:name="Shape6" draw:style-name="gr24" draw:text-style-name="P14" svg:x1="11.365cm" svg:y1="23.843cm" svg:x2="19.017cm" svg:y2="23.585cm"><text:p/></draw:line><draw:line draw:name="Shape6" draw:style-name="gr24" draw:text-style-name="P14" svg:x1="11.287cm" svg:y1="22.994cm" svg:x2="19.018cm" svg:y2="23.259cm"><text:p/></draw:line><draw:frame draw:name="Shape8" draw:style-name="gr36" draw:text-style-name="P15" svg:width="4.652cm" svg:height="0.551cm" svg:x="19.154cm" svg:y="23.168cm"><draw:text-box><text:p><text:span text:style-name="T11">inner test cases</text:span></text:p></draw:text-box></draw:frame></draw:g><draw:g text:anchor-type="paragraph" draw:z-index="14" draw:style-name="gr3"><draw:frame draw:name="Shape5" draw:style-name="gr22" draw:text-style-name="P12" svg:width="12.383cm" svg:height="6.51cm" svg:x="4cm" svg:y="9.32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join strings' </text:span><text:span text:style-name="T5">)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open( </text:span><text:span text:style-name="T10">'anotherValues' </text:span><text:span text:style-name="T9">);</text:span></text:p><text:p><text:span text:style-name="T9">26</text:span><text:span text:style-name="T9"><text:tab/></text:span><text:span text:style-name="T8">test</text:span><text:span text:style-name="T9">.identical( Join.join( 1,2 ), </text:span><text:span text:style-name="T10">'12' </text:span><text:span text:style-name="T5">)</text:span><text:span text:style-name="T9">;</text:span></text:p><text:p><text:span text:style-name="T9">27 <text:s text:c="2"/></text:span><text:span text:style-name="T8">test</text:span><text:span text:style-name="T9">.close( </text:span><text:span text:style-name="T10">'anotherValues' </text:span><text:span text:style-name="T5">)</text:span><text:span text:style-name="T9">;</text:span></text:p><text:p><text:span text:style-name="T9">28 <text:s text:c="2"/></text:span><text:span text:style-name="T8">test</text:span><text:span text:style-name="T9">.identical( got,expected</text:span><text:span text:style-name="T10"> </text:span><text:span text:style-name="T5">);</text:span></text:p><text:p><text:span text:style-name="T9">29 <text:s text:c="2"/></text:span><text:span text:style-name="T8">test</text:span><text:span text:style-name="T9">.close( </text:span><text:span text:style-name="T10">'join strings' </text:span><text:span text:style-name="T5">)</text:span><text:span text:style-name="T9">;</text:span></text:p><text:p><text:span text:style-name="T9">30 }</text:span></text:p><text:p><text:span text:style-name="T9">31</text:span></text:p></draw:text-box></draw:frame><draw:polyline draw:name="Shape7" draw:style-name="gr23" draw:text-style-name="P13" svg:width="0.563cm" svg:height="3.991cm" draw:transform="rotate (-3.14159265358979) translate (4.16630555555556cm 14.7526388888889cm)" svg:viewBox="0 0 564 3992" draw:points="49,3992 564,3992 564,3767 564,0 0,0"><text:p/></draw:polyline><draw:line draw:name="Shape6" draw:style-name="gr24" draw:text-style-name="P14" svg:x1="12.894cm" svg:y1="11.064cm" svg:x2="17.457cm" svg:y2="11.417cm"><text:p/></draw:line><draw:line draw:name="Shape6" draw:style-name="gr24" draw:text-style-name="P14" svg:x1="15.649cm" svg:y1="13.005cm" svg:x2="17.438cm" svg:y2="12.829cm"><text:p/></draw:line><draw:line draw:name="Shape9" draw:style-name="gr25" draw:text-style-name="P14" svg:x1="4.669cm" svg:y1="9.196cm" svg:x2="4.667cm" svg:y2="15.491cm"><text:p/></draw:line><draw:polyline draw:name="Shape7" draw:style-name="gr26" draw:text-style-name="P13" svg:width="0.774cm" svg:height="5.94cm" draw:transform="rotate (-3.14159265358979) translate (4.16630555555556cm 15.2258888888889cm)" svg:viewBox="0 0 775 5941" draw:points="68,5941 775,5941 775,5607 775,0 0,0"><text:p/></draw:polyline><draw:line draw:name="Shape6" draw:style-name="gr24" draw:text-style-name="P14" svg:x1="13.446cm" svg:y1="13.646cm" svg:x2="16.997cm" svg:y2="14.131cm"><text:p/></draw:line><draw:frame draw:name="Shape8" draw:style-name="gr27" draw:text-style-name="P15" svg:width="5.658cm" svg:height="0.496cm" svg:x="17.138cm" svg:y="13.908cm"><draw:text-box><text:p><text:span text:style-name="T11">closing of test cases</text:span></text:p></draw:text-box></draw:frame><draw:frame draw:name="Shape8" draw:style-name="gr28" draw:text-style-name="P15" svg:width="2.689cm" svg:height="0.553cm" svg:x="17.748cm" svg:y="12.568cm"><draw:text-box><text:p><text:span text:style-name="T11">test check</text:span></text:p></draw:text-box></draw:frame><draw:frame draw:name="Shape8" draw:style-name="gr29" draw:text-style-name="P15" svg:width="6.467cm" svg:height="0.567cm" svg:x="17.653cm" svg:y="11.019cm"><draw:text-box><text:p><text:span text:style-name="T11">opening of test cases </text:span></text:p></draw:text-box></draw:frame><draw:frame draw:name="Shape8" draw:style-name="gr30" draw:text-style-name="P16" svg:width="3.361cm" svg:height="1.105cm" svg:x="0.072cm" svg:y="9.276cm"><draw:text-box><text:p text:style-name="P14"><text:span text:style-name="T11">test routine</text:span></text:p><text:p text:style-name="P14"><text:span text:style-name="T11">'joinTwo'</text:span></text:p></draw:text-box></draw:frame><draw:polyline draw:name="Shape7" draw:style-name="gr31" draw:text-style-name="P17" svg:width="0.332cm" svg:height="1.476cm" draw:transform="rotate (-3.14159265358979) translate (4.16630555555556cm 13.7079444444445cm)" svg:viewBox="0 0 333 1477" draw:points="29,1477 333,1477 333,1393 333,0 0,0"><text:p/></draw:polyline><draw:polyline draw:name="Shape7" draw:style-name="gr31" draw:text-style-name="P17" svg:width="0.332cm" svg:height="1.476cm" svg:x="15.649cm" svg:y="12.231cm" svg:viewBox="0 0 333 1477" draw:points="29,1477 333,1477 333,1393 333,0 0,0"><text:p/></draw:polyline><draw:polyline draw:name="Shape7" draw:style-name="gr23" draw:text-style-name="P13" svg:width="0.563cm" svg:height="3.991cm" svg:x="15.912cm" svg:y="10.757cm" svg:viewBox="0 0 564 3992" draw:points="49,3992 564,3992 564,3767 564,0 0,0"><text:p/></draw:polyline><draw:line draw:name="Shape6" draw:style-name="gr24" draw:text-style-name="P14" svg:x1="12.696cm" svg:y1="14.635cm" svg:x2="16.996cm" svg:y2="14.129cm"><text:p/></draw:line><draw:line draw:name="Shape6" draw:style-name="gr24" draw:text-style-name="P14" svg:x1="12.827cm" svg:y1="12.521cm" svg:x2="17.457cm" svg:y2="11.419cm"><text:p/></draw:line></draw:g><draw:g text:anchor-type="paragraph" draw:z-index="15" draw:style-name="gr3"><draw:frame draw:name="Shape5" draw:style-name="gr32" draw:text-style-name="P12" svg:width="12.674cm" svg:height="5.192cm" svg:x="4.275cm" svg:y="2.5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strings'</text:span><text:span text:style-name="T9">;</text:span></text:p><text:p><text:span text:style-name="T9">23 <text:s text:c="2"/></text:span><text:span text:style-name="T8">test</text:span><text:span text:style-name="T9">.identical( Join.join( </text:span><text:span text:style-name="T10">'a'</text:span><text:span text:style-name="T12">,</text:span><text:span text:style-name="T10">'b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cal( Join.join( </text:span><text:span text:style-name="T5">1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ntical( Join.join( </text:span><text:span text:style-name="T12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3" draw:text-style-name="P13" svg:width="0.287cm" svg:height="2.013cm" draw:transform="rotate (-3.14159265358979) translate (4.44247222222222cm 6.00251388888889cm)" svg:viewBox="0 0 288 2014" draw:points="25,2014 288,2014 288,1901 288,0 0,0"><text:p/></draw:polyline><draw:line draw:name="Shape6" draw:style-name="gr24" draw:text-style-name="P14" svg:x1="12.633cm" svg:y1="4.303cm" svg:x2="17.445cm" svg:y2="4.187cm"><text:p/></draw:line><draw:line draw:name="Shape6" draw:style-name="gr24" draw:text-style-name="P14" svg:x1="16.42cm" svg:y1="5.831cm" svg:x2="17.889cm" svg:y2="5.392cm"><text:p/></draw:line><draw:line draw:name="Shape9" draw:style-name="gr25" draw:text-style-name="P14" svg:x1="4.945cm" svg:y1="2.425cm" svg:x2="4.943cm" svg:y2="7.625cm"><text:p/></draw:line><draw:polyline draw:name="Shape7" draw:style-name="gr26" draw:text-style-name="P13" svg:width="0.525cm" svg:height="4.448cm" draw:transform="rotate (-3.14159265358979) translate (4.44247222222222cm 6.96383333333328cm)" svg:viewBox="0 0 526 4449" draw:points="46,4449 526,4449 526,4199 526,0 0,0"><text:p/></draw:polyline><draw:frame draw:name="Shape8" draw:style-name="gr30" draw:text-style-name="P16" svg:width="3.361cm" svg:height="1.105cm" svg:x="0.296cm" svg:y="2.3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3" draw:text-style-name="P15" svg:width="6.467cm" svg:height="0.99cm" svg:x="17.653cm" svg:y="3.949cm"><draw:text-box><text:p><text:span text:style-name="T11">test case 'join strings'</text:span></text:p></draw:text-box></draw:frame><draw:frame draw:name="Shape8" draw:style-name="gr28" draw:text-style-name="P15" svg:width="3.01cm" svg:height="0.553cm" svg:x="17.889cm" svg:y="5.128cm"><draw:text-box><text:p><text:span text:style-name="T11">test checks</text:span></text:p></draw:text-box></draw:frame><draw:polyline draw:name="Shape7" draw:style-name="gr23" draw:text-style-name="P13" svg:width="0.287cm" svg:height="2.013cm" svg:x="16.793cm" svg:y="4.041cm" svg:viewBox="0 0 288 2014" draw:points="25,2014 288,2014 288,1901 288,0 0,0"><text:p/></draw:polyline><draw:line draw:name="Shape6" draw:style-name="gr24" draw:text-style-name="P14" svg:x1="16.038cm" svg:y1="5.327cm" svg:x2="17.89cm" svg:y2="5.392cm"><text:p/></draw:line><draw:line draw:name="Shape6" draw:style-name="gr24" draw:text-style-name="P14" svg:x1="16.653cm" svg:y1="4.819cm" svg:x2="17.888cm" svg:y2="5.39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17T10:14:47.754904830</dc:date>
    <meta:editing-duration>PT10H19M4S</meta:editing-duration>
    <meta:editing-cycles>101</meta:editing-cycles>
    <meta:generator>LibreOffice/5.2.7.2$Linux_X86_64 LibreOffice_project/20m0$Build-2</meta:generator>
    <meta:document-statistic meta:table-count="0" meta:image-count="0" meta:object-count="0" meta:page-count="3" meta:paragraph-count="1" meta:word-count="0" meta:character-count="1" meta:non-whitespace-character-count="0"/>
  </office:meta>
</office:document-meta>
</file>